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6000003600AF4A1E9EC315E9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78cm, 5.294cm, 4.453cm, 7.74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223cm" svg:height="15.916cm" svg:x="5.843cm" svg:y="0cm">
          <draw:image xlink:href="Pictures/1000000000000436000003600AF4A1E9EC315E91.png" xlink:type="simple" xlink:show="embed" xlink:actuate="onLoad" loext:mime-type="image/png">
            <text:p/>
          </draw:image>
        </draw:frame>
        <draw:line draw:style-name="gr2" draw:text-style-name="P2" draw:layer="layout" svg:x1="7.62cm" svg:y1="1.524cm" svg:x2="7.62cm" svg:y2="0.254cm">
          <text:p/>
        </draw:line>
        <draw:line draw:style-name="gr2" draw:text-style-name="P2" draw:layer="layout" svg:x1="7.874cm" svg:y1="14.224cm" svg:x2="7.874cm" svg:y2="15.748cm">
          <text:p/>
        </draw:line>
        <draw:line draw:style-name="gr2" draw:text-style-name="P2" draw:layer="layout" svg:x1="8.636cm" svg:y1="9.906cm" svg:x2="7.112cm" svg:y2="9.906cm">
          <text:p/>
        </draw:line>
        <draw:line draw:style-name="gr2" draw:text-style-name="P2" draw:layer="layout" svg:x1="11.938cm" svg:y1="8.382cm" svg:x2="11.938cm" svg:y2="10.16cm">
          <text:p/>
        </draw:line>
        <draw:line draw:style-name="gr2" draw:text-style-name="P2" draw:layer="layout" svg:x1="18.542cm" svg:y1="9.398cm" svg:x2="19.558cm" svg:y2="8.636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ffff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22:06:55.726232365</meta:creation-date>
    <dc:date>2020-09-27T22:11:12.783351015</dc:date>
    <meta:editing-duration>PT4M17S</meta:editing-duration>
    <meta:editing-cycles>1</meta:editing-cycles>
    <meta:document-statistic meta:object-count="29"/>
    <meta:generator>LibreOffice/6.4.5.2$Linux_X86_64 LibreOffice_project/40$Build-2</meta:generator>
  </office:meta>
</office:document-meta>
</file>